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8.361cm"/>
    </style:style>
    <style:style style:name="co7" style:family="table-column">
      <style:table-column-properties fo:break-before="auto" style:column-width="2.77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ient-&gt;server</text:p>
          </table:table-cell>
          <table:table-cell table:style-name="ce1" office:value-type="string">
            <text:p>response</text:p>
          </table:table-cell>
          <table:table-cell table:style-name="ce5" office:value-type="string">
            <text:p>remark</text:p>
          </table:table-cell>
          <table:table-cell table:style-name="ce1" office:value-type="string">
            <text:p>remark2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/login</text:p>
          </table:table-cell>
          <table:table-cell office:value-type="string">
            <text:p>post</text:p>
          </table:table-cell>
          <table:table-cell table:style-name="ce3" office:value-type="string">
            <text:p>userid: string</text:p>
            <text:p>password: string</text:p>
          </table:table-cell>
          <table:table-cell table:style-name="ce3" office:value-type="string">
            <text:p>success: boolean</text:p>
            <text:p>userdata: userDataType</text:p>
          </table:table-cell>
          <table:table-cell office:value-type="string">
            <text:p>用户登陆时上传用户名和密码，如果认证成功则将success设为True. </text:p>
            <text:p>userDataType是用户的个人信息数据，名字、运动量、发电量等数据，我们到时候商量需要哪些字段。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/signup</text:p>
          </table:table-cell>
          <table:table-cell office:value-type="string">
            <text:p>post</text:p>
          </table:table-cell>
          <table:table-cell table:style-name="ce3" office:value-type="string">
            <text:p>userid: string</text:p>
            <text:p>password: string</text:p>
            <text:p>username: string</text:p>
          </table:table-cell>
          <table:table-cell table:style-name="ce3" office:value-type="string">
            <text:p>success: boolean</text:p>
            <text:p>reason: int</text:p>
          </table:table-cell>
          <table:table-cell office:value-type="string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/checkUserid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office:value-type="string">
            <text:p>exist: boolean</text:p>
          </table:table-cell>
          <table:table-cell office:value-type="string">
            <text:p>检查用户名是否已被注册，未注册exist返回False，否则返回True。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sss</text:p>
          </table:table-cell>
          <table:table-cell office:value-type="string">
            <text:p>sssss</text:p>
          </table:table-cell>
          <table:table-cell table:number-columns-repeated="2" office:value-type="string">
            <text:p>ssssss</text:p>
          </table:table-cell>
          <table:table-cell office:value-type="string">
            <text:p>你拒绝的话，这里的修改会生效吗</text:p>
          </table:table-cell>
          <table:table-cell table:number-columns-repeated="1018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7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7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宋体" fo:font-size="11pt" style:font-name-asian="宋体" style:font-size-asian="11pt" style:font-name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2014／11／20</text:date>, <text:time>11:13:0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dolli</meta:initial-creator>
    <dc:creator>孙俊威 孙</dc:creator>
    <meta:creation-date>2014-11-19T11:37:55Z</meta:creation-date>
    <dc:date>2014-11-20T11:13:00.91</dc:date>
    <meta:editing-duration>PT4M20S</meta:editing-duration>
    <meta:editing-cycles>2</meta:editing-cycles>
    <meta:document-statistic meta:table-count="3" meta:cell-count="31" meta:object-count="0"/>
  </office:meta>
</office:document-meta>
</file>